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99" draw:fill-color="#ffff99" draw:textarea-horizontal-align="justify" draw:textarea-vertical-align="middle" draw:auto-grow-height="false" fo:min-height="0.677cm" fo:min-width="2.728cm"/>
    </style:style>
    <style:style style:name="gr2" style:family="graphic" style:parent-style-name="standard">
      <style:graphic-properties svg:stroke-color="#9999ff" draw:fill-color="#9999ff" draw:textarea-horizontal-align="justify" draw:textarea-vertical-align="middle" draw:auto-grow-height="false" fo:min-height="1.267cm" fo:min-width="7.284cm"/>
    </style:style>
    <style:style style:name="gr3" style:family="graphic" style:parent-style-name="standard">
      <style:graphic-properties svg:stroke-color="#9999ff" draw:fill-color="#9999ff" draw:textarea-horizontal-align="justify" draw:textarea-vertical-align="middle" draw:auto-grow-height="false" fo:min-height="1.18cm" fo:min-width="2.728cm"/>
    </style:style>
    <style:style style:name="gr4" style:family="graphic" style:parent-style-name="standard">
      <style:graphic-properties svg:stroke-color="#9999ff" draw:fill-color="#9999ff" draw:textarea-horizontal-align="justify" draw:textarea-vertical-align="middle" draw:auto-grow-height="false" fo:min-height="1.291cm" fo:min-width="4.356cm"/>
    </style:style>
    <style:style style:name="gr5" style:family="graphic" style:parent-style-name="standard">
      <style:graphic-properties svg:stroke-color="#9999ff" draw:fill-color="#9999ff" draw:textarea-horizontal-align="justify" draw:textarea-vertical-align="middle" draw:auto-grow-height="false" fo:min-height="0.677cm" fo:min-width="2.72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ffff99" draw:fill-color="#ffff99" draw:textarea-horizontal-align="justify" draw:textarea-vertical-align="middle" draw:auto-grow-height="false" fo:min-height="0.677cm" fo:min-width="3.62cm"/>
    </style:style>
    <style:style style:name="gr8" style:family="graphic" style:parent-style-name="standard">
      <style:graphic-properties svg:stroke-color="#b4c7dc" draw:fill-color="#9999ff" draw:textarea-horizontal-align="justify" draw:textarea-vertical-align="middle" draw:auto-grow-height="false" fo:min-height="0.646cm" fo:min-width="4.308cm"/>
    </style:style>
    <style:style style:name="gr9" style:family="graphic" style:parent-style-name="standard">
      <style:graphic-properties svg:stroke-color="#9999ff" draw:fill-color="#9999ff" draw:textarea-horizontal-align="justify" draw:textarea-vertical-align="middle" draw:auto-grow-height="false" fo:min-height="1.57cm" fo:min-width="2.728cm"/>
    </style:style>
    <style:style style:name="gr10" style:family="graphic" style:parent-style-name="standard">
      <style:graphic-properties svg:stroke-color="#ed1c24" draw:fill-color="#ed1c24" draw:textarea-horizontal-align="justify" draw:textarea-vertical-align="middle" draw:auto-grow-height="false" fo:min-height="0cm" fo:min-width="1.14cm"/>
    </style:style>
    <style:style style:name="gr11" style:family="graphic" style:parent-style-name="standard">
      <style:graphic-properties draw:stroke="none" svg:stroke-color="#000000" draw:fill="none" draw:fill-color="#ffffff" fo:min-height="0.87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-color="#9999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64cm" svg:height="1.309cm" svg:x="1.219cm" svg:y="0.177cm">
          <text:p text:style-name="P1">genome.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7.784cm" svg:height="1.517cm" svg:x="2.947cm" svg:y="6.965cm">
          <text:p text:style-name="P1">GeneMark-ES/ET/EP/EP+</text:p>
          <text:p text:style-name="P1">or GenomeThrea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564cm" svg:height="2.02cm" svg:x="4.557cm" svg:y="9.513cm">
          <text:p text:style-name="P1">genemark.gtf</text:p>
          <text:p text:style-name="P1">or gth.gt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4.856cm" svg:height="1.541cm" svg:x="4.411cm" svg:y="12.475cm">
          <text:p text:style-name="P1">AUGUSTUS</text:p>
          <text:p text:style-name="P1">training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4.856cm" svg:height="1.541cm" svg:x="4.411cm" svg:y="18.375cm">
          <text:p text:style-name="P1">AUGUSTUS</text:p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4.564cm" svg:height="1.309cm" svg:x="4.557cm" svg:y="20.677cm">
          <text:p text:style-name="P1">augustus.gt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draw:line-skew="0.463cm" svg:x1="1.219cm" svg:y1="0.831cm" svg:x2="2.947cm" svg:y2="7.723cm" draw:start-shape="id1" draw:end-shape="id2" draw:end-glue-point="3" svg:d="M1219 831c-57 0-921 6892 1728 6892" svg:viewBox="0 0 1908 6893">
          <text:p/>
        </draw:connector>
        <draw:connector draw:style-name="gr6" draw:text-style-name="P4" draw:layer="layout" draw:type="curve" svg:x1="6.839cm" svg:y1="8.482cm" svg:x2="6.839cm" svg:y2="9.513cm" draw:start-shape="id2" draw:start-glue-point="2" draw:end-shape="id3" svg:d="M6839 8482v1031" svg:viewBox="0 0 1 1032">
          <text:p/>
        </draw:connector>
        <draw:connector draw:style-name="gr6" draw:text-style-name="P4" draw:layer="layout" draw:type="curve" svg:x1="6.839cm" svg:y1="11.533cm" svg:x2="6.839cm" svg:y2="12.475cm" draw:start-shape="id3" draw:start-glue-point="8" draw:end-shape="id4" draw:end-glue-point="0" svg:d="M6839 11533v942" svg:viewBox="0 0 1 943">
          <text:p/>
        </draw:connector>
        <draw:connector draw:style-name="gr6" draw:text-style-name="P4" draw:layer="layout" draw:type="curve" svg:x1="6.839cm" svg:y1="14.016cm" svg:x2="6.839cm" svg:y2="14.877cm" draw:start-shape="id4" draw:start-glue-point="2" draw:end-shape="id5" draw:end-glue-point="4" svg:d="M6839 14016v861" svg:viewBox="0 0 1 862">
          <text:p/>
        </draw:connector>
        <draw:connector draw:style-name="gr6" draw:text-style-name="P4" draw:layer="layout" draw:type="curve" svg:x1="6.839cm" svg:y1="19.916cm" svg:x2="6.839cm" svg:y2="20.677cm" draw:start-shape="id6" draw:start-glue-point="2" draw:end-shape="id7" draw:end-glue-point="4" svg:d="M6839 19916v761" svg:viewBox="0 0 1 762">
          <text:p/>
        </draw:connector>
        <draw:connector draw:style-name="gr6" draw:text-style-name="P4" draw:layer="layout" draw:type="curve" svg:x1="1.219cm" svg:y1="0.832cm" svg:x2="4.411cm" svg:y2="19.145cm" draw:start-shape="id1" draw:start-glue-point="6" draw:end-shape="id6" draw:end-glue-point="3" svg:d="M1219 832c-751 0-2347 18313 3192 18313" svg:viewBox="0 0 3996 18314">
          <text:p/>
        </draw:connector>
        <draw:custom-shape draw:style-name="gr7" draw:text-style-name="P2" xml:id="id8" draw:id="id8" draw:layer="layout" svg:width="5.824cm" svg:height="1.309cm" svg:x="7.32cm" svg:y="0.177cm">
          <text:p text:style-name="P1">extrinsic evid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" draw:id="id9" draw:layer="layout" svg:width="4.808cm" svg:height="0.896cm" svg:x="4.435cm" svg:y="2.799cm">
          <text:p text:style-name="P1">generating hint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0.232cm" svg:y1="1.486cm" svg:x2="9.243cm" svg:y2="3.247cm" draw:start-shape="id8" draw:start-glue-point="8" draw:end-shape="id9" draw:end-glue-point="1" svg:d="M10232 1486c0 1174-329 1761-989 1761" svg:viewBox="0 0 990 1762">
          <text:p/>
        </draw:connector>
        <draw:connector draw:style-name="gr6" draw:text-style-name="P4" draw:layer="layout" draw:type="curve" svg:x1="3.501cm" svg:y1="1.486cm" svg:x2="4.435cm" svg:y2="3.247cm" draw:start-shape="id1" draw:end-shape="id9" draw:end-glue-point="3" svg:d="M3501 1486c0 1174 311 1761 934 1761" svg:viewBox="0 0 935 1762">
          <text:p/>
        </draw:connector>
        <draw:connector draw:style-name="gr6" draw:text-style-name="P4" draw:layer="layout" draw:type="curve" svg:x1="6.839cm" svg:y1="3.695cm" svg:x2="6.84cm" svg:y2="4.613cm" draw:start-shape="id9" draw:start-glue-point="2" draw:end-shape="id10" draw:end-glue-point="4" svg:d="M6839 3695c0 688 1 230 1 918" svg:viewBox="0 0 2 919">
          <text:p/>
        </draw:connector>
        <draw:connector draw:style-name="gr6" draw:text-style-name="P4" draw:layer="layout" draw:type="curve" draw:line-skew="0.349cm" svg:x1="1.219cm" svg:y1="0.832cm" svg:x2="4.411cm" svg:y2="13.245cm" draw:start-shape="id1" draw:start-glue-point="6" draw:end-shape="id4" draw:end-glue-point="3" svg:d="M1219 832c-228 0-1824 12413 3192 12413" svg:viewBox="0 0 3613 12414">
          <text:p/>
        </draw:connector>
        <draw:custom-shape draw:style-name="gr9" draw:text-style-name="P3" xml:id="id5" draw:id="id5" draw:layer="layout" svg:width="4.564cm" svg:height="2.572cm" svg:x="4.557cm" svg:y="14.877cm">
          <text:p text:style-name="P1">AUGUSTUS</text:p>
          <text:p text:style-name="P1">parame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svg:x1="6.839cm" svg:y1="17.449cm" svg:x2="6.839cm" svg:y2="18.375cm" draw:start-shape="id5" draw:start-glue-point="8" draw:end-shape="id6" draw:end-glue-point="0" svg:d="M6839 17449v926" svg:viewBox="0 0 1 927">
          <text:p/>
        </draw:connector>
        <draw:custom-shape draw:style-name="gr10" draw:text-style-name="P5" draw:layer="layout" svg:width="1.873cm" svg:height="0.475cm" svg:x="9.319cm" svg:y="5.01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3.324cm" svg:height="1.12cm" svg:x="11.283cm" svg:y="4.694cm">
          <draw:text-box>
            <text:p>Option 1</text:p>
          </draw:text-box>
        </draw:frame>
        <draw:custom-shape draw:style-name="gr5" draw:text-style-name="P3" xml:id="id10" draw:id="id10" draw:layer="layout" svg:width="4.564cm" svg:height="1.309cm" svg:x="4.558cm" svg:y="4.613cm">
          <text:p text:style-name="P1">hints.g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873cm" svg:height="0.475cm" svg:x="9.318cm" svg:y="10.31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3.324cm" svg:height="1.12cm" svg:x="11.282cm" svg:y="9.994cm">
          <draw:text-box>
            <text:p>Option 2</text:p>
          </draw:text-box>
        </draw:frame>
        <draw:custom-shape draw:style-name="gr10" draw:text-style-name="P5" draw:layer="layout" svg:width="1.873cm" svg:height="0.475cm" svg:x="9.318cm" svg:y="16.01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3.324cm" svg:height="1.12cm" svg:x="11.282cm" svg:y="15.694cm">
          <draw:text-box>
            <text:p>Option 3</text:p>
          </draw:text-box>
        </draw:frame>
        <draw:connector draw:style-name="gr6" draw:text-style-name="P4" draw:layer="layout" draw:type="curve" svg:x1="6.84cm" svg:y1="5.922cm" svg:x2="6.839cm" svg:y2="6.965cm" draw:start-shape="id10" draw:start-glue-point="8" draw:end-shape="id2" draw:end-glue-point="0" svg:d="M6840 5922c0 781-1 260-1 1043" svg:viewBox="0 0 2 10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22.3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3:23:38.412792747</meta:creation-date>
    <dc:date>2020-02-20T15:56:38.712847981</dc:date>
    <meta:editing-duration>PT34M13S</meta:editing-duration>
    <meta:editing-cycles>10</meta:editing-cycles>
    <meta:generator>LibreOffice/6.0.7.3$Linux_X86_64 LibreOffice_project/00m0$Build-3</meta:generator>
    <dc:creator>Katharina Jasmin Hoff</dc:creator>
    <meta:document-statistic meta:object-count="28"/>
  </office:meta>
</office:document-meta>
</file>